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2pt" style:font-size-asian="12pt" style:font-size-complex="12pt"/>
    </style:style>
    <style:style style:name="P3" style:family="paragraph" style:parent-style-name="Heading_20_1">
      <style:text-properties style:font-name="Arial"/>
    </style:style>
    <style:style style:name="P4" style:family="paragraph" style:parent-style-name="Heading_20_3">
      <style:text-properties style:font-name="Arial" fo:font-size="12pt" style:font-size-asian="12pt" style:font-size-complex="12pt"/>
    </style:style>
    <style:style style:name="P5" style:family="paragraph" style:parent-style-name="Standard">
      <style:text-properties style:font-name="Arial"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ark Side of Morra - Dokumentation</text:h>
      <text:p text:style-name="P1">[Anmerkung: Sollten hier nicht die Arbeitspakete aus dem Backlog / Roadmap stehen?]</text:p>
      <text:p text:style-name="P1">[Anmerkung: es ist nicht ersichtlich welche Arbeitspakete erreicht, und welche nicht erreicht wurden → 2 Listen]<text:line-break/>[Antwort auf Anmerkung: Das sind eigentlich die Sachen aus dem Backlog / Roadmap und Trello in eine Liste vereint, ich habe aber die weggelassen, die wir eigentlich nur als „optional, wenn Zeit“ angenommen hatten (bzw. die bei mir als solche gespeichert waren). Von den hier stehenden Paketen haben wir ja alle erledigt. Alternativ kann ich natürlich die optionalen Arbeitspakete noch mit aufführen.]</text:p>
      <text:h text:style-name="P4" text:outline-level="3">Vorgenommene und erreichte Arbeitspakete:</text:h>
      <text:p text:style-name="P1">Versionskontrolle</text:p>
      <text:p text:style-name="P1">Player Controller (Laufen, Springen, Klettern, Schießen, Lebensverwaltung)</text:p>
      <text:p text:style-name="P1">Camera Controller (Automatisches Verfolgen des Spielers)</text:p>
      <text:p text:style-name="P1">Sprite Controller (Animation der Game Objects anhand von Sprite Sheets)</text:p>
      <text:p text:style-name="P1">Level Design (Plattformen, Leitern, Hintergrund)</text:p>
      <text:p text:style-name="P1">Menüs: Startmenü, Pausenbildschirm, Credits</text:p>
      <text:p text:style-name="P1">Lebensanzeige</text:p>
      <text:p text:style-name="P1">Speichern der erreichten Level</text:p>
      <text:p text:style-name="P1">Unterschiedliche Gegnertypen mit individuellen Features</text:p>
      <text:p text:style-name="P1">Bossgegner</text:p>
      <text:p text:style-name="P1">Storytelling (NPCs, Questtexte, geskriptete Events)</text:p>
      <text:p text:style-name="P1">Sprite Sheets und Texturen</text:p>
      <text:p text:style-name="P1"/>
      <text:h text:style-name="P4" text:outline-level="3">Zusätzliche Arbeitspakete:</text:h>
      <text:p text:style-name="P2">Gegner lassen Health Globes fallen<text:line-break/>sich bewegende Plattformen<text:line-break/>Teleportation<text:line-break/>Treppen<text:line-break/>ein zweites Level und ein Bosslevel<text:line-break/>Menü: Levelauswahl</text:p>
      <text:p text:style-name="P2"/>
      <text:h text:style-name="P4" text:outline-level="3">Review der Teamarbeit:</text:h>
      <text:p text:style-name="P2">Was hat gut funktioniert?</text:p>
      <text:p text:style-name="P2">- Versionskontrolle</text:p>
      <text:p text:style-name="P2">- regelmäßige Treffen in der Hochschule, auch ohne Agenda</text:p>
      <text:p text:style-name="P2"/>
      <text:p text:style-name="P2">Was sollte beim nächsten Mal mehr gemacht werden?</text:p>
      <text:p text:style-name="P2">- mehr direkte Kommunikation via Skype oder Treffen (jede Woche statt alle zwei)</text:p>
      <text:p text:style-name="P2">- mehr Dokumentation / Kommentierung schon beim Schreiben des Codes</text:p>
      <text:p text:style-name="P2"/>
      <text:p text:style-name="P2">Was sollte beim nächsten Mal anders gemacht werden?</text:p>
      <text:p text:style-name="P2">- es sollte jeder Projektbeteiligte möglichst immer zu den Meetings kommen</text:p>
      <text:p text:style-name="P2">- Commit-Messages bei allen größeren Änderungen angeben</text:p>
      <text:p text:style-name="P2"><text:soft-page-break/>- bevor man eine Datei ändern will diese Sperren und auf neue Updates prüfen, um Änderungen anderer Personen nicht rückgängig zu machen (Warnmeldungen diesbezüglich nicht ungelesen wegklicken)</text:p>
      <text:p text:style-name="P2"/>
      <text:p text:style-name="P2"/>
      <text:p text:style-name="P2">Was sollte man beim nächsten Mal versuchen?</text:p>
      <text:p text:style-name="P2">- mehr als jeweils nur eine Person den Arbeitspaketen zuweisen (→ mehr Kommunikation, Feedback und Qualität).</text:p>
      <text:p text:style-name="P2"/>
      <text:p text:style-name="P2">Was sollte man nicht mehr, bzw. deutlich weniger machen?</text:p>
      <text:p text:style-name="P2">- Prokrastinieren.<text:line-break/><text:line-break/><text:line-break/>[Anmerkung: Sehr gute Erweiterungen, gerade „Prokrastinieren“ trifft sehr gut zu]</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Bent Nürnberg, Robin C. Ladiges,</text:p>
        <text:p text:style-name="Footer">Tanja Blücher, Dennis Nabel,</text:p>
        <text:p text:style-name="Footer">Florian Roepstorf<text:tab/>MS1 Projekt 1: Dokumentation<text:tab/>Seite <text:page-number text:select-page="current">2</text:page-number> von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0T12:11:35.40</meta:creation-date>
    <dc:date>2013-09-11T13:56:08.44</dc:date>
    <meta:editing-duration>PT1H38M32S</meta:editing-duration>
    <meta:editing-cycles>14</meta:editing-cycles>
    <meta:generator>OpenOffice.org/3.4.1$Win32 OpenOffice.org_project/341m1$Build-9593</meta:generator>
    <meta:document-statistic meta:table-count="0" meta:image-count="0" meta:object-count="0" meta:page-count="2" meta:paragraph-count="36" meta:word-count="338" meta:character-count="2450"/>
  </office:meta>
</office:document-meta>
</file>